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top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start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5cm" svg:height="2.767cm" svg:x="2.5cm" svg:y="6cm">
          <text:p text:style-name="P1">Product</text:p>
          <text:p text:style-name="P2"><text:span text:style-name="T1"/></text:p>
          <text:p text:style-name="P2"><text:span text:style-name="T1">id</text:span></text:p>
          <text:p text:style-name="P2"><text:span text:style-name="T1">name</text:span></text:p>
          <text:p text:style-name="P2"><text:span text:style-name="T1">category_id</text:span></text:p>
        </draw:rect>
        <draw:rect draw:style-name="gr1" draw:text-style-name="P1" xml:id="id3" draw:id="id3" draw:layer="layout" svg:width="3cm" svg:height="3.4cm" svg:x="7.811cm" svg:y="5.588cm">
          <text:p text:style-name="P1">Stock</text:p>
          <text:p text:style-name="P2"><text:span text:style-name="T1"/></text:p>
          <text:p text:style-name="P2"><text:span text:style-name="T1">product_id</text:span></text:p>
          <text:p text:style-name="P2"><text:span text:style-name="T1">price_id</text:span></text:p>
          <text:p text:style-name="P2"><text:span text:style-name="T1">cost_total</text:span></text:p>
          <text:p text:style-name="P2"><text:span text:style-name="T1">weight_total</text:span></text:p>
          <text:p text:style-name="P2"><text:span text:style-name="T1">unit_total</text:span></text:p>
          <text:p text:style-name="P2"><text:span text:style-name="T1"/></text:p>
        </draw:rect>
        <draw:rect draw:style-name="gr1" draw:text-style-name="P1" xml:id="id2" draw:id="id2" draw:layer="layout" svg:width="3.1cm" svg:height="2.6cm" svg:x="2.7cm" svg:y="2.1cm">
          <text:p text:style-name="P1">Category</text:p>
          <text:p text:style-name="P1"><text:span text:style-name="T1"/></text:p>
          <text:p text:style-name="P2"><text:span text:style-name="T1">id</text:span></text:p>
          <text:p text:style-name="P2"><text:span text:style-name="T1">title</text:span></text:p>
        </draw:rect>
        <draw:rect draw:style-name="gr1" draw:text-style-name="P3" xml:id="id4" draw:id="id4" draw:layer="layout" svg:width="3.2cm" svg:height="2.6cm" svg:x="12.4cm" svg:y="5.4cm">
          <text:p text:style-name="P3"><text:span text:style-name="T2">Price</text:span></text:p>
          <text:p text:style-name="P4"><text:span text:style-name="T1"/></text:p>
          <text:p text:style-name="P4"><text:span text:style-name="T1">id</text:span></text:p>
          <text:p text:style-name="P4"><text:span text:style-name="T1">unit_weight</text:span></text:p>
          <text:p text:style-name="P4"><text:span text:style-name="T1">unit_price</text:span></text:p>
          <text:p text:style-name="P4"><text:span text:style-name="T1"/></text:p>
          <text:p text:style-name="P4"><text:span text:style-name="T1"/></text:p>
        </draw:rect>
        <draw:connector draw:style-name="gr2" draw:text-style-name="P3" draw:layer="layout" svg:x1="4.25cm" svg:y1="6cm" svg:x2="4.25cm" svg:y2="4.7cm" draw:start-shape="id1" draw:start-glue-point="0" draw:end-shape="id2" draw:end-glue-point="2" svg:d="M4250 6000v-1300">
          <text:p/>
        </draw:connector>
        <draw:connector draw:style-name="gr2" draw:text-style-name="P3" draw:layer="layout" svg:x1="7.811cm" svg:y1="7.288cm" svg:x2="6cm" svg:y2="7.383cm" draw:start-shape="id3" draw:start-glue-point="3" draw:end-shape="id1" svg:d="M7811 7288h-905v95h-906">
          <text:p/>
        </draw:connector>
        <draw:connector draw:style-name="gr2" draw:text-style-name="P3" draw:layer="layout" svg:x1="10.811cm" svg:y1="7.288cm" svg:x2="12.4cm" svg:y2="6.7cm" draw:start-shape="id3" draw:start-glue-point="1" draw:end-shape="id4" svg:d="M10811 7288h795v-588h794">
          <text:p/>
        </draw:connector>
        <draw:custom-shape draw:style-name="gr3" draw:text-style-name="P5" draw:layer="layout" svg:width="2.9cm" svg:height="1.8cm" svg:x="16.4cm" svg:y="3.5cm">
          <text:p text:style-name="P3"><text:span text:style-name="T3">unit_weight in kg or</text:span></text:p>
          <text:p text:style-name="P3"><text:span text:style-name="T3">zero for discrete items</text:span></text:p>
          <draw:enhanced-geometry svg:viewBox="0 0 21600 21600" draw:glue-points="10800 0 0 10800 10800 21600 21600 10800 ?f40 ?f41" draw:text-areas="0 0 21600 21600" draw:type="rectangular-callout" draw:modifiers="-5897.00103412616 36687.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k scott</meta:initial-creator>
    <meta:creation-date>2016-08-13T10:11:18.98</meta:creation-date>
    <dc:date>2016-08-13T11:43:33.06</dc:date>
    <dc:creator>nik scott</dc:creator>
    <meta:editing-duration>PT1H18M39S</meta:editing-duration>
    <meta:editing-cycles>4</meta:editing-cycles>
    <meta:generator>OpenOffice/4.1.2$Win32 OpenOffice.org_project/412m3$Build-9782</meta:generator>
    <meta:document-statistic meta:object-count="8"/>
  </office:meta>
</office:document-meta>
</file>